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: 6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0.4778" calcext:value-type="float">
            <text:p>70.477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7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5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2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7.9328" calcext:value-type="float">
            <text:p>67.932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1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2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8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8656" calcext:value-type="float">
            <text:p>70.8656</text:p>
          </table:table-cell>
          <table:table-cell table:style-name="ce1" office:value-type="string" calcext:value-type="string">
            <text:p><text:s/>FAILURE 3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92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0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6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3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9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1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7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8.6802" calcext:value-type="float">
            <text:p>68.680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3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8.3716" calcext:value-type="float">
            <text:p>78.3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4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7.2588" calcext:value-type="float">
            <text:p>77.25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0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8033" calcext:value-type="float">
            <text:p>95.80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6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4588" calcext:value-type="float">
            <text:p>90.45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0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0539" calcext:value-type="float">
            <text:p>92.053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6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7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9.9957" calcext:value-type="float">
            <text:p>79.9957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5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7.8934" calcext:value-type="float">
            <text:p>87.8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2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8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4864" calcext:value-type="float">
            <text:p>85.4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9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8.4337" calcext:value-type="float">
            <text:p>88.43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0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1.0546" calcext:value-type="float">
            <text:p>81.0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6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9745" calcext:value-type="float">
            <text:p>77.9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5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1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2.5003" calcext:value-type="float">
            <text:p>92.5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7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7.8796" calcext:value-type="float">
            <text:p>97.8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2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0.4762" calcext:value-type="float">
            <text:p>90.476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8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833" calcext:value-type="float">
            <text:p>96.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29:42.263000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5:33:32.12488819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06" meta:object-count="0"/>
  </office:meta>
</office:document-meta>
</file>